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118.99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ce17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Ubuntu" fo:font-size="13pt" style:font-size-asian="13pt" style:font-size-complex="13pt"/>
    </style:style>
    <style:style style:name="ce19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fo:background-color="#fff450" style:vertical-align="middle"/>
      <style:text-properties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dddddd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 style:data-style-name="N0">
      <style:text-properties style:font-name="Ubuntu" fo:font-size="13pt" style:font-size-asian="13pt" style:font-size-complex="13pt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="Ubuntu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18"/>
        <table:table-column table:style-name="co1" table:default-cell-style-name="ce24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5" table:default-cell-style-name="ce18"/>
        <table:table-row table:style-name="ro1">
          <table:table-cell table:style-name="ce17"/>
          <table:table-cell table:style-name="ce20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17"/>
          <table:table-cell table:style-name="ce17"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 table:style-name="ce19"/>
          <table:table-cell table:style-name="ce22" office:value-type="string" calcext:value-type="string">
            <text:p>Numéro</text:p>
          </table:table-cell>
          <table:table-cell table:style-name="ce25" office:value-type="string" calcext:value-type="string" table:number-columns-spanned="3" table:number-rows-spanned="1">
            <text:p>Nom</text:p>
          </table:table-cell>
          <table:covered-table-cell table:number-columns-repeated="2" table:style-name="ce19"/>
          <table:table-cell table:style-name="ce27" office:value-type="string" calcext:value-type="string">
            <text:p>Produit</text:p>
          </table:table-cell>
          <table:table-cell table:style-name="ce27" office:value-type="string" calcext:value-type="string">
            <text:p>Temps</text:p>
          </table:table-cell>
          <table:table-cell table:style-name="ce27" office:value-type="string" calcext:value-type="string">
            <text:p>Agitation</text:p>
          </table:table-cell>
          <table:table-cell table:style-name="ce27" office:value-type="string" calcext:value-type="string">
            <text:p>Ensuite</text:p>
          </table:table-cell>
          <table:table-cell table:style-name="ce19" table:number-columns-repeated="1015"/>
        </table:table-row>
        <table:table-row table:style-name="ro3"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15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28" office:value-type="string" calcext:value-type="string">
            <text:p>D76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28" office:value-type="string" calcext:value-type="string">
            <text:p>Bain d'arrêt</text:p>
          </table:table-cell>
          <table:table-cell table:style-name="ce28" office:value-type="string" calcext:value-type="string">
            <text:p>30s</text:p>
          </table:table-cell>
          <table:table-cell table:style-name="ce28" office:value-type="string" calcext:value-type="string">
            <text:p>2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28" office:value-type="string" calcext:value-type="string">
            <text:p>Fixateur</text:p>
          </table:table-cell>
          <table:table-cell table:style-name="ce28" office:value-type="string" calcext:value-type="string">
            <text:p>De 2 min à 5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28" office:value-type="string" calcext:value-type="string">
            <text:p>Auxiliaire de lavage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0 lavages</text:p>
          </table:table-cell>
          <table:table-cell table:style-name="ce28" office:value-type="string" calcext:value-type="string">
            <text:p>10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paration solutions" table:style-name="ta2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8" table:number-columns-repeated="2" table:default-cell-style-name="ce18"/>
        <table:table-column table:style-name="co19" table:default-cell-style-name="ce18"/>
        <table:table-column table:style-name="co8" table:number-columns-repeated="1009" table:default-cell-style-name="ce18"/>
        <table:table-row table:style-name="ro2">
          <table:table-cell table:number-columns-repeated="7"/>
          <table:table-cell table:style-name="ce40"/>
          <table:table-cell table:number-columns-repeated="1016"/>
        </table:table-row>
        <table:table-row table:style-name="ro1">
          <table:table-cell table:style-name="ce20"/>
          <table:table-cell table:style-name="ce31" office:value-type="string" calcext:value-type="string">
            <text:p>Préparation des produits</text:p>
          </table:table-cell>
          <table:table-cell table:style-name="ce17" table:number-columns-repeated="1022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<text:span text:style-name="T1">Contenance de la cuve (</text:span><text:span text:style-name="T2">pellicules)</text:span></text:p>
          </table:table-cell>
          <table:table-cell table:style-name="ce36" office:value-type="float" office:value="5" calcext:value-type="float">
            <text:p>5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total de pellicules à traiter (unités)</text:p>
          </table:table-cell>
          <table:table-cell table:style-name="ce36" office:value-type="float" office:value="32" calcext:value-type="float">
            <text:p>32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de liquide pour une pellicule (ml)</text:p>
          </table:table-cell>
          <table:table-cell table:style-name="ce37" office:value-type="float" office:value="290" calcext:value-type="float">
            <text:p>290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2" office:value-type="string" calcext:value-type="string" table:number-columns-spanned="2" table:number-rows-spanned="1">
            <text:p>Général</text:p>
          </table:table-cell>
          <table:covered-table-cell table:style-name="ce38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/>
          <table:table-cell table:style-name="ce28" office:value-type="string" calcext:value-type="string">
            <text:p>Nombre de cuvées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(non arrondi)</text:p>
          </table:table-cell>
          <table:table-cell table:formula="of:=[.$C$5]/[.C4]" office:value-type="float" office:value="6.4" calcext:value-type="float">
            <text:p>6,4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de produit par cuve</text:p>
          </table:table-cell>
          <table:table-cell table:formula="of:=[.C4]*[.C6]" office:value-type="float" office:value="1450" calcext:value-type="float">
            <text:p>145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 table:number-columns-repeated="2"/>
          <table:table-cell table:style-name="ce37"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Révélateur D76, utilisation en bain perdu 1:1</text:p>
          </table:table-cell>
          <table:covered-table-cell table:style-name="Default"/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415" calcext:value-type="float">
            <text:p>415</text:p>
          </table:table-cell>
          <table:table-cell table:style-name="Default"/>
          <table:table-cell table:number-columns-repeated="3"/>
          <table:table-cell table:style-name="ce40"/>
          <table:table-cell table:number-columns-repeated="1016"/>
        </table:table-row>
        <table:table-row table:style-name="ro4">
          <table:table-cell/>
          <table:table-cell table:formula="of:=&quot;Volume final pour &quot;&amp;[.C15]&amp;&quot; gr (ml)&quot;" office:value-type="string" office:string-value="Volume final pour 415 gr (ml)" calcext:value-type="string">
            <text:p>Volume final pour 415 gr (ml)</text:p>
          </table:table-cell>
          <table:table-cell table:style-name="ce28" office:value-type="float" office:value="3800" calcext:value-type="float">
            <text:p>380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pour &quot;&amp;[.C5]&amp;&quot; pellicules en 1:1 (ml)&quot;" office:value-type="string" office:string-value="Volume pour 32 pellicules en 1:1 (ml)" calcext:value-type="string">
            <text:p>Volume pour 32 pellicules en 1:1 (ml)</text:p>
          </table:table-cell>
          <table:table-cell table:formula="of:=[.C6]*[.C5]" office:value-type="float" office:value="9280" calcext:value-type="float">
            <text:p>928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Solution de travail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Eau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4"/>
          <table:table-cell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5] &amp;&quot; pellicules (ml)&quot;" office:value-type="string" office:string-value="Eau pour 32 pellicules (ml)" calcext:value-type="string">
            <text:p>Eau pour 32 pellicules (ml)</text:p>
          </table:table-cell>
          <table:table-cell table:formula="of:=[.C18]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5] &amp;&quot; pellicules (gr)&quot;" office:value-type="string" office:string-value="Poids pour 32 pellicules (gr)" calcext:value-type="string">
            <text:p>Poids pour 32 pellicules (gr)</text:p>
          </table:table-cell>
          <table:table-cell table:formula="of:=ROUNDUP([.C15]*[.C17]/[.C16])" office:value-type="float" office:value="1014" calcext:value-type="float">
            <text:p>1014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Fixateur Téténal Vario Fix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500" calcext:value-type="float">
            <text:p>5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25]&amp;&quot; gr, solution express (ml)&quot;" office:value-type="string" office:string-value="Volume final pour 500 gr, solution express (ml)" calcext:value-type="string">
            <text:p>Volume final pour 500 gr, solution express (ml)</text:p>
          </table:table-cell>
          <table:table-cell table:style-name="ce28" office:value-type="float" office:value="3500" calcext:value-type="float">
            <text:p>35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11]&amp;&quot; ml (pellicules)&quot;" office:value-type="string" office:string-value="Capacité pour une cuve de 1450 ml (pellicules)" calcext:value-type="string">
            <text:p>Capacité pour une cuve de 1450 ml (pellicules)</text:p>
          </table:table-cell>
          <table:table-cell table:style-name="ce39" table:formula="of:=ROUNDUP([.$C$11]*[.C2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2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29] &amp;&quot; cuvées (ml)&quot;" office:value-type="string" office:string-value="Eau pour 2 cuvées (ml)" calcext:value-type="string">
            <text:p>Eau pour 2 cuvées (ml)</text:p>
          </table:table-cell>
          <table:table-cell table:formula="of:=[.C29]*[.$C$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31] &amp;&quot; ml (gr)&quot;" office:value-type="string" office:string-value="Poids pour 2900 ml (gr)" calcext:value-type="string">
            <text:p>Poids pour 2900 ml (gr)</text:p>
          </table:table-cell>
          <table:table-cell table:formula="of:=ROUNDUP([.C31]*[.C25]/[.C26])" office:value-type="float" office:value="415" calcext:value-type="float">
            <text:p>415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Bain d’arrêt Tetenal Indicet 1:19</text:p>
          </table:table-cell>
          <table:covered-table-cell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ml)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35]&amp;&quot; ml (ml)&quot;" office:value-type="string" office:string-value="Volume final pour 1000 ml (ml)" calcext:value-type="string">
            <text:p>Volume final pour 1000 ml (ml)</text:p>
          </table:table-cell>
          <table:table-cell table:style-name="ce28" office:value-type="float" office:value="20000" calcext:value-type="float">
            <text:p>20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21]&amp;&quot; ml (pellicules)&quot;" office:value-type="string" office:string-value="Capacité pour une cuve de 4640 ml (pellicules)" calcext:value-type="string">
            <text:p>Capacité pour une cuve de 4640 ml (pellicules)</text:p>
          </table:table-cell>
          <table:table-cell table:style-name="ce39" table:formula="of:=ROUNDUP([.$C$11]*[.C3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3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Eau pour &quot; &amp;[.C39] &amp;&quot; cuvées (ml)&quot;" office:value-type="string" office:string-value="Eau pour 2 cuvées (ml)" calcext:value-type="string">
            <text:p>Eau pour 2 cuvées (ml)</text:p>
          </table:table-cell>
          <table:table-cell table:formula="of:=[.C39]*[.$C$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Poids pour &quot; &amp;[.C41] &amp;&quot; ml (ml)&quot;" office:value-type="string" office:string-value="Poids pour 2900 ml (ml)" calcext:value-type="string">
            <text:p>Poids pour 2900 ml (ml)</text:p>
          </table:table-cell>
          <table:table-cell table:formula="of:=ROUNDUP([.C41]*[.C35]/[.C36])" office:value-type="float" office:value="145" calcext:value-type="float">
            <text:p>145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u réctifiée (ml)</text:p>
          </table:table-cell>
          <table:table-cell table:formula="of:=[.C41]-[.C42]" office:value-type="float" office:value="2755" calcext:value-type="float">
            <text:p>2755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7"/>
          <table:table-cell table:style-name="ce40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Auxiliaire de lavage 1:19</text:p>
          </table:table-cell>
          <table:covered-table-cell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ml)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Volume final pour &quot;&amp;[.C46]&amp;&quot; ml (ml)&quot;" office:value-type="string" office:string-value="Volume final pour 1000 ml (ml)" calcext:value-type="string">
            <text:p>Volume final pour 1000 ml (ml)</text:p>
          </table:table-cell>
          <table:table-cell table:style-name="ce28" office:value-type="float" office:value="20000" calcext:value-type="float">
            <text:p>20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table:formula="of:=60/0.03" office:value-type="float" office:value="2000" calcext:value-type="float">
            <text:p>20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Capacité pour une cuve de &quot;&amp;[.C31]&amp;&quot; ml (pellicules)&quot;" office:value-type="string" office:string-value="Capacité pour une cuve de 2900 ml (pellicules)" calcext:value-type="string">
            <text:p>Capacité pour une cuve de 2900 ml (pellicules)</text:p>
          </table:table-cell>
          <table:table-cell table:style-name="ce39" table:formula="of:=ROUNDUP([.$C$11]*[.C48]/1000)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formula="of:=&quot;Nombre de cuvées pour &quot;&amp;[.$C$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39" table:formula="of:=ROUNDUP([.$C$5]/[.C49])" office:value-type="float" office:value="1" calcext:value-type="float">
            <text:p>1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5" table:formula="of:=&quot;Eau pour &quot; &amp;[.C50] &amp;&quot; cuvées (ml)&quot;" office:value-type="string" office:string-value="Eau pour 1 cuvées (ml)" calcext:value-type="string">
            <text:p>Eau pour 1 cuvées (ml)</text:p>
          </table:table-cell>
          <table:table-cell table:formula="of:=[.C50]*[.$C$11]" office:value-type="float" office:value="1450" calcext:value-type="float">
            <text:p>1450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table:style-name="ce35" table:formula="of:=&quot;Poids pour &quot; &amp;[.C52] &amp;&quot; ml (ml)&quot;" office:value-type="string" office:string-value="Poids pour 1450 ml (ml)" calcext:value-type="string">
            <text:p>Poids pour 1450 ml (ml)</text:p>
          </table:table-cell>
          <table:table-cell table:formula="of:=ROUNDUP([.C52]*[.C46]/[.C47])" office:value-type="float" office:value="73" calcext:value-type="float">
            <text:p>73</text:p>
          </table:table-cell>
          <table:table-cell table:style-name="ce28"/>
          <table:table-cell table:style-name="Default" table:number-columns-repeated="2"/>
          <table:table-cell/>
          <table:table-cell table:style-name="ce4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u réctifiée (ml)</text:p>
          </table:table-cell>
          <table:table-cell table:formula="of:=[.C52]-[.C53]" office:value-type="float" office:value="1377" calcext:value-type="float">
            <text:p>1377</text:p>
          </table:table-cell>
          <table:table-cell table:number-columns-repeated="4"/>
          <table:table-cell table:style-name="ce40"/>
          <table:table-cell table:number-columns-repeated="1016"/>
        </table:table-row>
        <table:table-row table:style-name="ro2" table:number-rows-repeated="47">
          <table:table-cell table:number-columns-repeated="7"/>
          <table:table-cell table:style-name="ce40"/>
          <table:table-cell table:number-columns-repeated="1016"/>
        </table:table-row>
        <table:table-row table:style-name="ro5" table:number-rows-repeated="1048446">
          <table:table-cell table:number-columns-repeated="1024"/>
        </table:table-row>
        <table:table-row table:style-name="ro6" table:number-rows-repeated="2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20:20.04219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7T15:48:58.435307431</dc:date>
    <meta:editing-duration>PT1H17M18S</meta:editing-duration>
    <meta:editing-cycles>20</meta:editing-cycles>
    <meta:document-statistic meta:table-count="2" meta:cell-count="129" meta:object-count="0"/>
  </office:meta>
</office:document-meta>
</file>